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00000030086698B3457BD4E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379" officeooo:paragraph-rsid="001d03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0cm" svg:y="1.879cm" svg:width="17cm" svg:height="9.599cm" draw:z-index="0"><draw:image xlink:href="Pictures/10000000000005500000030086698B3457BD4EA0.png" xlink:type="simple" xlink:show="embed" xlink:actuate="onLoad"/></draw:frame>Francisco Luis Naranjo Almecija</text:p>
      <text:p text:style-name="P1"/>
      <text:p text:style-name="P1">Ejercicio 7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3:23:55.972756217</meta:creation-date>
    <dc:date>2017-11-15T13:24:37.824857531</dc:date>
    <meta:editing-duration>PT43S</meta:editing-duration>
    <meta:editing-cycles>1</meta:editing-cycles>
    <meta:document-statistic meta:table-count="0" meta:image-count="1" meta:object-count="0" meta:page-count="1" meta:paragraph-count="2" meta:word-count="6" meta:character-count="43" meta:non-whitespace-character-count="39"/>
    <meta:generator>LibreOffice/5.1.6.2$Linux_X86_64 LibreOffice_project/10m0$Build-2</meta:generator>
  </office:meta>
</office:document-meta>
</file>